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Monospace1" svg:font-family="Monospace" style:font-pitch="fixed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1" style:font-size-asian="12pt" style:font-style-asian="normal" style:font-weight-asian="normal" style:font-name-complex="Monospace1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1" style:font-size-asian="12pt" style:font-style-asian="normal" style:font-weight-asian="normal" style:font-name-complex="Monospace1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italic" style:text-underline-style="none" fo:font-weight="normal" style:font-name-asian="Monospace1" style:font-size-asian="12pt" style:font-style-asian="italic" style:font-weight-asian="normal" style:font-name-complex="Monospace1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style:font-name="Liberation Serif1" fo:font-size="12pt" fo:language="fr" fo:country="FR" style:text-underline-style="solid" style:text-underline-width="auto" style:text-underline-color="font-color" style:font-name-asian="Monospace1" style:font-name-complex="Monospace1"/>
    </style:style>
    <style:style style:name="T4" style:family="text">
      <style:text-properties style:font-name="Liberation Serif1" fo:font-size="12pt" fo:language="fr" fo:country="FR" style:font-name-asian="Monospace1" style:font-name-complex="Monospac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355e00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archand Aurélien</text:p>
      <text:p text:style-name="P1">du 02/04/2013 au 10/04/2013</text:p>
      <text:p text:style-name="P5"/>
      <text:p text:style-name="P5"/>
      <text:p text:style-name="P5"/>
      <text:p text:style-name="P6">Problématique :</text:p>
      <text:p text:style-name="P5"><text:span text:style-name="T2">La gestion des valeurs par défaut renvoi, quand on l'interroge par </text:span>un des composants qui n'est pas la base position, le type au lieu des instances.</text:p>
      <text:p text:style-name="P5">Illustration :</text:p>
      <text:p text:style-name="P5"/>
      <text:p text:style-name="P5"><draw:rect text:anchor-type="paragraph" draw:z-index="2" draw:style-name="gr2" draw:text-style-name="P7" svg:width="1.482cm" svg:height="0.671cm" svg:x="1.639cm" svg:y="0.395cm"><text:p text:style-name="P7">Ta</text:p></draw:rect><draw:rect text:anchor-type="paragraph" draw:z-index="1" draw:style-name="gr2" draw:text-style-name="P7" svg:width="1.482cm" svg:height="0.671cm" svg:x="5.479cm" svg:y="0.425cm"><text:p text:style-name="P7">Tb</text:p></draw:rect><draw:frame text:anchor-type="paragraph" draw:z-index="0" draw:style-name="gr1" svg:width="8.254cm" svg:height="2.924cm" svg:x="7.756cm" svg:y="0.265cm"><draw:text-box><text:p><text:span text:style-name="T3">légende :</text:span></text:p><text:p><text:span text:style-name="T4">Ta et Tb sont deux Type.</text:span></text:p><text:p><text:span text:style-name="T4">a1 et a2 sont des instances de Ta</text:span></text:p><text:p><text:span text:style-name="T4">b1 est l'instance du Type Tb.</text:span></text:p><text:p><text:span text:style-name="T4">Flèche bleu : la relation entre Ta et Tb</text:span></text:p><text:p><text:span text:style-name="T4">Flèche verte : le lien par défaut entre Ta et b1.</text:span></text:p></draw:text-box></draw:frame></text:p>
      <text:p text:style-name="P5"><draw:custom-shape text:anchor-type="paragraph" draw:z-index="5" draw:style-name="gr3" svg:width="0.248cm" svg:height="1.354cm" draw:transform="rotate (-1.5707963267949) translate (5.03590277777778cm 0.105833333333333cm)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custom-shape text:anchor-type="paragraph" draw:z-index="6" draw:style-name="gr3" svg:width="0.103cm" svg:height="0.999cm" draw:transform="rotate (-2.35619449019235) translate (3.34256944444444cm 0.851958333333333cm)"><text:p/><draw:enhanced-geometry svg:viewBox="0 0 21600 21600" draw:text-areas="?f0 ?f7 ?f2 21600" draw:mirror-horizontal="false" draw:mirror-vertical="false" draw:type="up-arrow" draw:modifiers="2756.25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3" svg:width="0.103cm" svg:height="0.999cm" draw:transform="rotate (2.35619449019234) translate (1.63336111111111cm 0.922513888888889cm)"><text:p/><draw:enhanced-geometry svg:viewBox="0 0 21600 21600" draw:text-areas="?f0 ?f7 ?f2 21600" draw:mirror-horizontal="false" draw:mirror-vertical="false" draw:type="up-arrow" draw:modifiers="2756.25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3" svg:width="0.103cm" svg:height="0.795cm" draw:transform="rotate (-3.14159265358979) translate (6.26356944444444cm 0.915458333333333cm)"><text:p/><draw:enhanced-geometry svg:viewBox="0 0 21600 21600" draw:text-areas="?f0 ?f7 ?f2 21600" draw:mirror-horizontal="false" draw:mirror-vertical="false" draw:type="up-arrow" draw:modifiers="2756.25 108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4" svg:width="0.248cm" svg:height="1.354cm" draw:transform="rotate (-2.35619449019235) translate (5.04295833333333cm 0.989541666666667cm)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rect text:anchor-type="paragraph" draw:z-index="3" draw:style-name="gr2" draw:text-style-name="P7" svg:width="1.482cm" svg:height="0.671cm" svg:x="0.774cm" svg:y="0.437cm"><text:p text:style-name="P7">a1</text:p></draw:rect><draw:rect text:anchor-type="paragraph" draw:z-index="4" draw:style-name="gr2" draw:text-style-name="P7" svg:width="1.482cm" svg:height="0.671cm" svg:x="2.803cm" svg:y="0.437cm"><text:p text:style-name="P7">a2</text:p></draw:rect></text:p>
      <text:p text:style-name="P5"><draw:rect text:anchor-type="paragraph" draw:z-index="9" draw:style-name="gr2" draw:text-style-name="P7" svg:width="1.482cm" svg:height="0.671cm" svg:x="5.537cm" svg:y="0.026cm"><text:p text:style-name="P7">b1</text:p></draw:rect></text:p>
      <text:p text:style-name="P5"/>
      <text:p text:style-name="P5"/>
      <text:p text:style-name="P5">Dans cet exemple, Ta est la base position, si l'utilisateur effectue une recherche depuis b1, Generic System retourne Ta, or l'objectif est qu'il retourne a1 et a2.</text:p>
      <text:p text:style-name="P5"/>
      <text:p text:style-name="P6">Solution apportée :</text:p>
      <text:p text:style-name="P5">La solution choisie pour résoudre ce problème conceptuel, est la mise en place d'un système de projections. Dans le cas d'un <text:span text:style-name="T1">requêtage</text:span> par un composant qui n'est pas en base position, le système projettera les nœuds reliant a1/b1 et a2/b1. Le résultat de ce <text:span text:style-name="T1">requêtage</text:span> nous retournera bien a1 et a2. En effet ces nouveaux nœuds sont des liens qui spécifient le lien par défaut. </text:p>
      <text:p text:style-name="P5"/>
      <text:p text:style-name="P2">La projection a soulevée une problématique importante, certain objets sont générés par Generic System. <text:s/>Ces nœuds, dit automatiques, <text:s/>sont utilisés dans le but d’accéder à l'information comme dans le cas de la projection. Ces derniers sont calculables et donc nous pouvons éviter des les transmettre à l'Engine.</text:p>
      <text:p text:style-name="P2"/>
      <text:p text:style-name="P2">Pour résoudre cette problématique, un attribut <text:span text:style-name="T1">automatic</text:span> de type <text:span text:style-name="T1">boolean</text:span> est placé sur tous les Generic, ainsi au moment du flush du Cache vers l'Engine, Generic System ne transmets que les Generic non automatiques. 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Monospace1" svg:font-family="Monospace" style:font-pitch="fixed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17:02:11</meta:creation-date>
    <dc:date>2013-04-09T19:21:49</dc:date>
    <meta:editing-duration>P15DT17H45M48S</meta:editing-duration>
    <meta:editing-cycles>187</meta:editing-cycles>
    <meta:generator>LibreOffice/3.5$Linux_X86_64 LibreOffice_project/350m1$Build-2</meta:generator>
    <meta:print-date>2013-01-09T14:49:18</meta:print-date>
    <meta:document-statistic meta:table-count="0" meta:image-count="0" meta:object-count="0" meta:page-count="1" meta:paragraph-count="11" meta:word-count="218" meta:character-count="1344" meta:non-whitespace-character-count="1133"/>
  </office:meta>
</office:document-meta>
</file>